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EventImpl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EventImpl.ge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EventImpl.VerificationEventImpl( Object mock , VerificationMode mode , VerificationData data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ificationEventImpl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EventImpl.getVerific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